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225"/>
    </style:style>
    <style:style style:name="P2" style:family="paragraph" style:parent-style-name="Standard">
      <style:text-properties style:font-name="Verdana" fo:font-size="12pt" officeooo:paragraph-rsid="00133225" style:font-size-asian="12pt" style:font-size-complex="12pt"/>
    </style:style>
    <style:style style:name="P3" style:family="paragraph" style:parent-style-name="Standard">
      <style:text-properties style:font-name="Verdana" fo:font-size="12pt" officeooo:paragraph-rsid="0015ffa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2pt" officeooo:paragraph-rsid="00133225" style:font-size-asian="12pt" style:font-size-complex="12pt"/>
    </style:style>
    <style:style style:name="P5" style:family="paragraph" style:parent-style-name="Standard">
      <style:text-properties fo:color="#008000" style:font-name="Verdana" fo:font-size="12pt" officeooo:rsid="00133225" officeooo:paragraph-rsid="00133225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Verdana" fo:font-size="12pt" officeooo:paragraph-rsid="00133225" style:font-size-asian="12pt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Verdana" fo:font-size="12pt" officeooo:paragraph-rsid="00133225" style:font-size-asian="12pt" style:font-size-complex="12pt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12pt" officeooo:paragraph-rsid="00133225" style:font-size-asian="12pt" style:font-size-complex="12pt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12pt" officeooo:paragraph-rsid="0015ffa6" style:font-size-asian="12pt" style:font-size-complex="12pt"/>
    </style:style>
    <style:style style:name="T1" style:family="text">
      <style:text-properties officeooo:rsid="00133225"/>
    </style:style>
    <style:style style:name="T2" style:family="text">
      <style:text-properties officeooo:rsid="00133225" fo:background-color="#ffff00"/>
    </style:style>
    <style:style style:name="T3" style:family="text">
      <style:text-properties officeooo:rsid="00133225" fo:background-color="#00ff00"/>
    </style:style>
    <style:style style:name="T4" style:family="text">
      <style:text-properties style:font-name="Verdana" fo:font-size="12pt" officeooo:rsid="00133225" style:font-size-asian="12pt" style:font-size-complex="12pt"/>
    </style:style>
    <style:style style:name="T5" style:family="text">
      <style:text-properties officeooo:rsid="0014a5d8"/>
    </style:style>
    <style:style style:name="T6" style:family="text">
      <style:text-properties officeooo:rsid="00133225" fo:background-color="#ff950e"/>
    </style:style>
    <style:style style:name="T7" style:family="text">
      <style:text-properties officeooo:rsid="0015ffa6"/>
    </style:style>
    <style:style style:name="T8" style:family="text">
      <style:text-properties fo:font-weight="bold" officeooo:rsid="00133225" style:font-weight-asian="bold" style:font-weight-complex="bold"/>
    </style:style>
    <style:style style:name="T9" style:family="text">
      <style:text-properties fo:color="#00ae00" officeooo:rsid="00133225"/>
    </style:style>
    <style:style style:name="T10" style:family="text">
      <style:text-properties fo:color="#008000" officeooo:rsid="00133225"/>
    </style:style>
    <style:style style:name="T11" style:family="text">
      <style:text-properties fo:color="#008000" officeooo:rsid="0015ffa6"/>
    </style:style>
    <style:style style:name="T12" style:family="text">
      <style:text-properties fo:color="#800000" officeooo:rsid="00133225"/>
    </style:style>
    <style:style style:name="T13" style:family="text">
      <style:text-properties fo:color="#c5000b" officeooo:rsid="001332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-- </text:span><text:span text:style-name="T3">Before the start</text:span><text:span text:style-name="T1"> –</text:span></text:p>
      <text:p text:style-name="P2"><text:span text:style-name="T1"/></text:p>
      <text:p text:style-name="P1"><text:span text:style-name="T4">Install MongoDB</text:span></text:p>
      <text:p text:style-name="P1"><text:span text:style-name="T4"><text:tab/>Prepare a shortcut to start the server</text:span></text:p>
      <text:p text:style-name="P2"><text:span text:style-name="T1"><text:tab/>Check that MONGOVUE works and add a shortcut</text:span></text:p>
      <text:p text:style-name="P1"><text:span text:style-name="T4">Start SQL Mgmt Studio and display Albums</text:span></text:p>
      <text:p text:style-name="P2"><text:span text:style-name="T1"><text:tab/>Display the output window</text:span></text:p>
      <text:p text:style-name="P2"><text:span text:style-name="T1"><text:tab/>Open the Simple.Data.First.Demo and try it out with mongo and sql</text:span></text:p>
      <text:p text:style-name="P2"><text:span text:style-name="T1"/></text:p>
      <text:p text:style-name="P4"><text:span text:style-name="T1">-- </text:span><text:span text:style-name="T3">First Demo</text:span><text:span text:style-name="T1"> --</text:span></text:p>
      <text:p text:style-name="P2"><text:span text:style-name="T1"/></text:p>
      <text:p text:style-name="P2"><text:span text:style-name="T1">const string conStr = @"</text:span><text:span text:style-name="T2">Data Source=.\SQLEXPRESS;Initial Catalog=MvcMusicStore;Integrated Security=True</text:span><text:span text:style-name="T1">";</text:span></text:p>
      <text:p text:style-name="P2"><text:span text:style-name="T1">var db = Database.OpenConnection(conStr);</text:span></text:p>
      <text:p text:style-name="P2"><text:span text:style-name="T1"/></text:p>
      <text:p text:style-name="P2"><text:span text:style-name="T1">const string connectionString = @"</text:span><text:span text:style-name="T2">mongodb://localhost:27017/MvcMusicStore</text:span><text:span text:style-name="T1">";</text:span></text:p>
      <text:p text:style-name="P2"><text:span text:style-name="T1">dynamic db = Database.Opener.OpenMongo(connectionString);</text:span></text:p>
      <text:p text:style-name="P2"><text:span text:style-name="T1"/></text:p>
      <text:p text:style-name="P2"><text:span text:style-name="T1">var albums = db.albums.</text:span><text:span text:style-name="T8">FindAllByArtistId</text:span><text:span text:style-name="T1">(1);</text:span></text:p>
      <text:p text:style-name="P2"><text:span text:style-name="T1"/></text:p>
      <text:p text:style-name="P2"><text:span text:style-name="T1">foreach (var album in albums)</text:span></text:p>
      <text:p text:style-name="P2"><text:span text:style-name="T1"><text:s text:c="4"/>Console.WriteLine(album.Title);</text:span></text:p>
      <text:p text:style-name="P2"><text:span text:style-name="T1"/></text:p>
      <text:p text:style-name="P2"><text:span text:style-name="T1"/></text:p>
      <text:p text:style-name="P7"><text:span text:style-name="T1">-- </text:span><text:span text:style-name="T3">Hands On C_UD</text:span><text:span text:style-name="T1"> --</text:span></text:p>
      <text:p text:style-name="P4"><text:span text:style-name="T1"/></text:p>
      <text:p text:style-name="P4"><text:span text:style-name="T1">- -</text:span><text:span text:style-name="T6">INSERT</text:span><text:span text:style-name="T1">- -</text:span></text:p>
      <text:p text:style-name="P4"><text:span text:style-name="T1"/></text:p>
      <text:p text:style-name="P2"><text:span text:style-name="T1"><text:s/>db.albums.Insert(Title: </text:span><text:span text:style-name="T13">"AAA"</text:span><text:span text:style-name="T1">); </text:span><text:span text:style-name="T10">//GenreId NULL Exception</text:span></text:p>
      <text:p text:style-name="P8"><text:span text:style-name="T1"/></text:p>
      <text:p text:style-name="P2"><text:span text:style-name="T1"/></text:p>
      <text:p text:style-name="P2"><text:span text:style-name="T1">db.albums.Insert(GenreId: 1, ArtistId: 1, Title: </text:span><text:span text:style-name="T13">"AAA"</text:span><text:span text:style-name="T1">, Price: 9);</text:span></text:p>
      <text:p text:style-name="P8"><text:span text:style-name="T1"/></text:p>
      <text:p text:style-name="P2"><text:span text:style-name="T1"/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public Int32 GenreId { get; set; }</text:span></text:p>
      <text:p text:style-name="P2"><text:span text:style-name="T1">}</text:span></text:p>
      <text:p text:style-name="P2"><text:span text:style-name="T1">db.albums.Insert(new Album { GenreId = 1});</text:span></text:p>
      <text:p text:style-name="P8"><text:span text:style-name="T1"/></text:p>
      <text:p text:style-name="P2"><text:span text:style-name="T1"/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public </text:span><text:span text:style-name="T7">int</text:span><text:span text:style-name="T1"> GenreId { get; set; }</text:span></text:p>
      <text:p text:style-name="P3"><text:span text:style-name="T1"><text:s text:c="4"/>public </text:span><text:span text:style-name="T7">int</text:span><text:span text:style-name="T1"> ArtistId { get; set; }</text:span></text:p>
      <text:p text:style-name="P2"><text:span text:style-name="T1"><text:s text:c="4"/>public </text:span><text:span text:style-name="T7">s</text:span><text:span text:style-name="T1">tring Title { get; set; }</text:span></text:p>
      <text:p text:style-name="P3"><text:span text:style-name="T1"><text:s text:c="4"/>public </text:span><text:span text:style-name="T7">decimal</text:span><text:span text:style-name="T1"> Price { get; set; }</text:span></text:p>
      <text:p text:style-name="P2"><text:span text:style-name="T1">}</text:span></text:p>
      <text:p text:style-name="P2"><text:span text:style-name="T1">db.albums.Insert(new Album { GenreId = 1, ArtistId = 1, Title = </text:span><text:span text:style-name="T13">"AAA"</text:span><text:span text:style-name="T1">, Price = 9});</text:span></text:p>
      <text:p text:style-name="P9"><text:span text:style-name="T7"/></text:p>
      <text:p text:style-name="P3"><text:span text:style-name="T7"/></text:p>
      <text:p text:style-name="P4"><text:span text:style-name="T1">- -</text:span><text:span text:style-name="T6">UPDATE</text:span><text:span text:style-name="T1">- -</text:span></text:p>
      <text:p text:style-name="P2"><text:span text:style-name="T1"/></text:p>
      <text:p text:style-name="P2"><text:span text:style-name="T1">db.albums.UpdateByAlbumId(AlbumId: 675, Title: </text:span><text:span text:style-name="T13">"BBB"</text:span><text:span text:style-name="T1">);</text:span></text:p>
      <text:p text:style-name="P8"><text:span text:style-name="T1"/></text:p>
      <text:p text:style-name="P2"><text:span text:style-name="T1"/></text:p>
      <text:p text:style-name="P2"><text:soft-page-break/><text:span text:style-name="T1">var album = db.albums.Get(675);</text:span></text:p>
      <text:p text:style-name="P2"><text:span text:style-name="T1">album.Title = </text:span><text:span text:style-name="T13">"CCC"</text:span><text:span text:style-name="T1">;</text:span></text:p>
      <text:p text:style-name="P2"><text:span text:style-name="T1">db.albums.Update(album);</text:span></text:p>
      <text:p text:style-name="P2"><text:span text:style-name="T1"/></text:p>
      <text:p text:style-name="P2"><text:span text:style-name="T1">- -</text:span><text:span text:style-name="T6">DELETE</text:span><text:span text:style-name="T1">- -</text:span></text:p>
      <text:p text:style-name="P2"><text:span text:style-name="T1">db.albums.DeleteByTitle(</text:span><text:span text:style-name="T13">"CCC"</text:span><text:span text:style-name="T1">);</text:span></text:p>
      <text:p text:style-name="P8"><text:span text:style-name="T1"/></text:p>
      <text:p text:style-name="P2"><text:span text:style-name="T1"/></text:p>
      <text:p text:style-name="P2"><text:span text:style-name="T1">var album = db.Albums.Get(677);</text:span></text:p>
      <text:p text:style-name="P2"><text:span text:style-name="T1">db.Albums.Delete(album);</text:span></text:p>
      <text:p text:style-name="P2"><text:span text:style-name="T1"/></text:p>
      <text:p text:style-name="P2"><text:span text:style-name="T1">-- </text:span><text:span text:style-name="T3">Hands On _R__</text:span><text:span text:style-name="T1"> --</text:span></text:p>
      <text:p text:style-name="P2"><text:span text:style-name="T1"/></text:p>
      <text:p text:style-name="P2"><text:span text:style-name="T1">var albums = db.Albums.All(); </text:span><text:span text:style-name="T10">//Show "Children Could not be evaluated" in debug mode</text:span></text:p>
      <text:p text:style-name="P2"><text:span text:style-name="T1">var albums = db.Albums.All().ToList();</text:span></text:p>
      <text:p text:style-name="P8"><text:span text:style-name="T1"/></text:p>
      <text:p text:style-name="P2"><text:span text:style-name="T1"/></text:p>
      <text:p text:style-name="P2"><text:span text:style-name="T1">var album = db.Albums.Get(392); </text:span><text:span text:style-name="T10">//Look for the TOP1 in the output window</text:span></text:p>
      <text:p text:style-name="P8"><text:span text:style-name="T1"/></text:p>
      <text:p text:style-name="P2"><text:span text:style-name="T1"/></text:p>
      <text:p text:style-name="P2"><text:span text:style-name="T1">var album = db.Albums.Find(db.Albums.Title == </text:span><text:span text:style-name="T13">"Master Of Puppets"</text:span><text:span text:style-name="T1">);</text:span></text:p>
      <text:p text:style-name="P8"><text:span text:style-name="T1"/></text:p>
      <text:p text:style-name="P2"><text:span text:style-name="T1"/></text:p>
      <text:p text:style-name="P2"><text:span text:style-name="T1">var albums = db.Albums.FindAll(db.Albums.ArtistId == 50).ToList();</text:span></text:p>
      <text:p text:style-name="P8"><text:span text:style-name="T1"/></text:p>
      <text:p text:style-name="P2"><text:span text:style-name="T1"/></text:p>
      <text:p text:style-name="P2"><text:span text:style-name="T1">var albums = db.Albums.FindAllByArtistId(50).ToList();</text:span></text:p>
      <text:p text:style-name="P2"><text:span text:style-name="T1"/></text:p>
      <text:p text:style-name="P2"><text:span text:style-name="T1">-- </text:span><text:span text:style-name="T3">Hands On CAST</text:span><text:span text:style-name="T1"> </text:span><text:span text:style-name="T5">-</text:span><text:span text:style-name="T1">-</text:span></text:p>
      <text:p text:style-name="P2"><text:span text:style-name="T1"/></text:p>
      <text:p text:style-name="P2"><text:span text:style-name="T1">Album album = db.albums.Get(392); </text:span><text:span text:style-name="T10">//Works as is</text:span></text:p>
      <text:p text:style-name="P8"><text:span text:style-name="T1"/></text:p>
      <text:p text:style-name="P2"><text:soft-page-break/><text:span text:style-name="T1"/></text:p>
      <text:p text:style-name="P2"><text:span text:style-name="T1">var albums = db.albums.FindAllByGenreId(1).ToList(); </text:span><text:span text:style-name="T10">//Show the necessity to enumerate in the debugger</text:span></text:p>
      <text:p text:style-name="P2"><text:span text:style-name="T1">IList&lt;Album&gt; albums = db.albums.FindAllByGenreId(1).ToList(); </text:span><text:span text:style-name="T10">// Exception, requires explicit cast</text:span></text:p>
      <text:p text:style-name="P2"><text:span text:style-name="T1">IList&lt;Album&gt; albums = db.albums.FindAllByGenreId(1).ToList&lt;Album&gt;(); </text:span><text:span text:style-name="T10">//Deploy in debugger</text:span></text:p>
      <text:p text:style-name="P2"><text:span text:style-name="T1"/></text:p>
      <text:p text:style-name="P2"><text:span text:style-name="T1"/></text:p>
      <text:p text:style-name="P6"><text:span text:style-name="T1">-- </text:span><text:span text:style-name="T3">Hands On PRE JOINS</text:span><text:span text:style-name="T1"> --</text:span></text:p>
      <text:p text:style-name="P2"><text:span text:style-name="T1"/></text:p>
      <text:p text:style-name="P2"><text:span text:style-name="T1">var artist = db.artists.Get(50);</text:span></text:p>
      <text:p text:style-name="P2"><text:span text:style-name="T1">foreach (var album in artist.Albums) </text:span><text:span text:style-name="T10">//Where does Albums come from?</text:span></text:p>
      <text:p text:style-name="P2"><text:span text:style-name="T1"><text:s text:c="4"/>Console.WriteLine(album.Title); <text:s/></text:span><text:span text:style-name="T10">//Show the second SQL select in the output</text:span></text:p>
      <text:p text:style-name="P8"><text:span text:style-name="T1"/></text:p>
      <text:p text:style-name="P2"><text:span text:style-name="T1"/></text:p>
      <text:p text:style-name="P2"><text:span text:style-name="T1">internal class Artist</text:span></text:p>
      <text:p text:style-name="P2"><text:span text:style-name="T1">{</text:span></text:p>
      <text:p text:style-name="P2"><text:span text:style-name="T1"><text:s text:c="4"/>public Int32 ArtistId { get; set; }</text:span></text:p>
      <text:p text:style-name="P2"><text:span text:style-name="T1"><text:s text:c="4"/>public String Name { get; set; }</text:span></text:p>
      <text:p text:style-name="P2"><text:span text:style-name="T1"><text:s text:c="4"/>public IList&lt;Album&gt; Albums { get; set; }</text:span></text:p>
      <text:p text:style-name="P2"><text:span text:style-name="T1">}</text:span></text:p>
      <text:p text:style-name="P2"><text:span text:style-name="T1">Artist artist = db.Artists.Get(50);</text:span></text:p>
      <text:p text:style-name="P2"><text:span text:style-name="T1">foreach (var album in artist.Albums)</text:span><text:span text:style-name="T10">//No elements lazy-fetched</text:span></text:p>
      <text:p text:style-name="P2"><text:span text:style-name="T1"><text:tab/>Console.WriteLine(album.Title);</text:span></text:p>
      <text:p text:style-name="P8"><text:span text:style-name="T1"/></text:p>
      <text:p text:style-name="P2"><text:span text:style-name="T1"/></text:p>
      <text:p text:style-name="P2"><text:span text:style-name="T1">var artist = db.Artists.WithAlbums().Get(22);</text:span></text:p>
      <text:p text:style-name="P2"><text:span text:style-name="T1">foreach (var album in artist.Albums)</text:span><text:span text:style-name="T10">//Elements are correctly lazy-fetched</text:span></text:p>
      <text:p text:style-name="P2"><text:span text:style-name="T1"><text:s text:c="4"/>Console.WriteLine(album.Title);</text:span></text:p>
      <text:p text:style-name="P2"><text:span text:style-name="T1"/></text:p>
      <text:p text:style-name="P2"><text:span text:style-name="T1"/></text:p>
      <text:p text:style-name="P6"><text:span text:style-name="T1">-- </text:span><text:span text:style-name="T3">HandsOn POST JOINS</text:span><text:span text:style-name="T1"> --</text:span></text:p>
      <text:p text:style-name="P2"><text:span text:style-name="T1"/></text:p>
      <text:p text:style-name="P2"><text:span text:style-name="T1">var albums = db.Albums</text:span></text:p>
      <text:p text:style-name="P2"><text:span text:style-name="T1"><text:s/><text:tab/><text:tab/><text:tab/><text:tab/>.FindAllByGenreId(1)</text:span></text:p>
      <text:p text:style-name="P2"><text:span text:style-name="T1"><text:s text:c="4"/><text:tab/><text:tab/><text:tab/>.Select(db.Albums.Title, db.Albums.Genre.Name) </text:span><text:span text:style-name="T10">//Chaining tables eager loads</text:span></text:p>
      <text:p text:style-name="P2"><text:span text:style-name="T1"><text:s text:c="4"/><text:tab/><text:tab/><text:tab/>.ToList();</text:span></text:p>
      <text:p text:style-name="P8"><text:span text:style-name="T1"/></text:p>
      <text:p text:style-name="P2"><text:span text:style-name="T1"/></text:p>
      <text:p text:style-name="P2"><text:span text:style-name="T1">IList&lt;Album&gt; albums = db.Albums</text:span></text:p>
      <text:p text:style-name="P2"><text:span text:style-name="T1"><text:s text:c="16"/>.FindAllByGenreId(1)</text:span></text:p>
      <text:p text:style-name="P2"><text:span text:style-name="T1"><text:s text:c="16"/>.Select(db.Albums.Title, db.Albums.Genre.Name) </text:span><text:span text:style-name="T10">//Name is obviously not casted</text:span></text:p>
      <text:p text:style-name="P2"><text:span text:style-name="T1"><text:s text:c="16"/>.ToList&lt;Album&gt;();</text:span></text:p>
      <text:p text:style-name="P8"><text:span text:style-name="T1"/></text:p>
      <text:p text:style-name="P2"><text:span text:style-name="T1"/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...</text:span></text:p>
      <text:p text:style-name="P2"><text:span text:style-name="T1"><text:s text:c="4"/>public string Name { get; set; } </text:span><text:span text:style-name="T10">//Add a Name -&gt; works</text:span></text:p>
      <text:p text:style-name="P2"><text:span text:style-name="T1">}</text:span></text:p>
      <text:p text:style-name="P8"><text:span text:style-name="T1"/></text:p>
      <text:p text:style-name="P2"><text:span text:style-name="T1"/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...</text:span></text:p>
      <text:p text:style-name="P2"><text:span text:style-name="T1"><text:s text:c="4"/>public string GenreName { get; set; }</text:span></text:p>
      <text:p text:style-name="P2"><text:span text:style-name="T1">}</text:span></text:p>
      <text:p text:style-name="P2"><text:span text:style-name="T1">IList&lt;Album&gt; albums = db.Albums</text:span></text:p>
      <text:p text:style-name="P2"><text:span text:style-name="T1"><text:s text:c="16"/>.FindAllByGenreId(1)</text:span></text:p>
      <text:p text:style-name="P2"><text:span text:style-name="T1"><text:s text:c="16"/>.Select(db.Albums.Title, db.Albums.Genre.Name.As("GenreName")) </text:span><text:span text:style-name="T10">//Introduce AS</text:span></text:p>
      <text:p text:style-name="P2"><text:span text:style-name="T1"><text:s text:c="16"/>.ToList&lt;Album&gt;();</text:span></text:p>
      <text:p text:style-name="P8"><text:span text:style-name="T1"/></text:p>
      <text:p text:style-name="P2"><text:span text:style-name="T1"/></text:p>
      <text:p text:style-name="P2"><text:soft-page-break/><text:span text:style-name="T1">var albumsWith = db.Albums.All().WithArtists().ToList(); </text:span><text:span text:style-name="T10">//Artists are joined as a dynamic sub-element</text:span></text:p>
      <text:p text:style-name="P8"><text:span text:style-name="T1"/></text:p>
      <text:p text:style-name="P2"><text:span text:style-name="T1"/></text:p>
      <text:p text:style-name="P5">//Display all the albums of a band, the band name and genre of the album (join on 3 tables)</text:p>
      <text:p text:style-name="P2"><text:span text:style-name="T1">var albums = db.Albums.FindAllByArtistId(50)</text:span></text:p>
      <text:p text:style-name="P2"><text:span text:style-name="T1"><text:s text:c="15"/>.Select(</text:span></text:p>
      <text:p text:style-name="P2"><text:span text:style-name="T1"><text:s text:c="19"/>db.Albums.Artist.Name.As(</text:span><text:span text:style-name="T13">"ArtistName"</text:span><text:span text:style-name="T1">),</text:span></text:p>
      <text:p text:style-name="P2"><text:span text:style-name="T1"><text:s text:c="19"/>db.Albums.Title,</text:span></text:p>
      <text:p text:style-name="P2"><text:span text:style-name="T1"><text:s text:c="19"/>db.Albums.Genre.Name.As(</text:span><text:span text:style-name="T13">"GenreName"</text:span><text:span text:style-name="T1">)</text:span></text:p>
      <text:p text:style-name="P2"><text:span text:style-name="T1"><text:s text:c="19"/>)</text:span></text:p>
      <text:p text:style-name="P2"><text:span text:style-name="T1"><text:s text:c="15"/>.LeftJoin(db.Artist).On(db.Artists.ArtistId == db.Albums.ArtistId) <text:s text:c="2"/><text:tab/></text:span><text:span text:style-name="T10">//Join</text:span><text:span text:style-name="T11">1</text:span></text:p>
      <text:p text:style-name="P2"><text:span text:style-name="T1"><text:s text:c="15"/>.LeftJoin(db.Genre).On(db.Genre.GenreId == db.Albums.GenreId)<text:tab/></text:span><text:span text:style-name="T10">//Join</text:span><text:span text:style-name="T11">2</text:span></text:p>
      <text:p text:style-name="P2"><text:span text:style-name="T1"><text:s text:c="15"/>.ToList();</text:span></text:p>
      <text:p text:style-name="P8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Bourguignon</meta:initial-creator>
    <meta:creation-date>2013-06-14T13:29:57.62</meta:creation-date>
    <dc:date>2013-06-14T14:28:39.29</dc:date>
    <dc:creator>Tim Bourguignon</dc:creator>
    <meta:editing-duration>PT42M50S</meta:editing-duration>
    <meta:editing-cycles>4</meta:editing-cycles>
    <meta:generator>LibreOffice/4.0.1.2$Windows_x86 LibreOffice_project/84102822e3d61eb989ddd325abf1ac077904985</meta:generator>
    <meta:document-statistic meta:table-count="0" meta:image-count="0" meta:object-count="0" meta:page-count="7" meta:paragraph-count="103" meta:word-count="480" meta:character-count="4127" meta:non-whitespace-character-count="3428"/>
  </office:meta>
</office:document-meta>
</file>